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02cm" draw:marker-start-width="0.452cm" draw:marker-end-width="0.452cm" draw:fill="none" draw:textarea-horizontal-align="center" draw:textarea-vertical-align="middle" fo:padding-top="0.175cm" fo:padding-bottom="0.175cm" fo:padding-left="0.3cm" fo:padding-right="0.3cm"/>
    </style:style>
    <style:style style:name="gr2" style:family="graphic" style:parent-style-name="standard">
      <style:graphic-properties draw:stroke="dash" draw:stroke-dash="Ultrafine_20_Dashed" svg:stroke-width="0.102cm" draw:marker-start-width="0.452cm" draw:marker-end-width="0.452cm" draw:fill="none" draw:textarea-horizontal-align="center" draw:textarea-vertical-align="middle" fo:padding-top="0.175cm" fo:padding-bottom="0.175cm" fo:padding-left="0.3cm" fo:padding-right="0.3cm"/>
    </style:style>
    <style:style style:name="gr3" style:family="graphic" style:parent-style-name="standard">
      <style:graphic-properties svg:stroke-width="0.102cm" draw:marker-start-width="0.452cm" draw:marker-end-width="0.452cm" draw:fill="solid" draw:fill-color="#ffffff" draw:textarea-horizontal-align="justify" draw:textarea-vertical-align="middle" draw:auto-grow-height="false" fo:min-height="0cm" fo:min-width="0cm" fo:padding-top="0.175cm" fo:padding-bottom="0.175cm" fo:padding-left="0.3cm" fo:padding-right="0.3cm"/>
    </style:style>
    <style:style style:name="gr4" style:family="graphic" style:parent-style-name="objectwithoutfill">
      <style:graphic-properties svg:stroke-width="0.102cm" draw:marker-start-width="0.452cm" draw:marker-end="Arrow" draw:marker-end-width="0.452cm" draw:fill="none" draw:textarea-horizontal-align="center" draw:textarea-vertical-align="middle" fo:padding-top="0.175cm" fo:padding-bottom="0.175cm" fo:padding-left="0.3cm" fo:padding-right="0.3cm"/>
    </style:style>
    <style:style style:name="gr5" style:family="graphic" style:parent-style-name="standard">
      <style:graphic-properties svg:stroke-width="0.102cm" draw:marker-start-width="0.452cm" draw:marker-end-width="0.452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6" style:family="graphic" style:parent-style-name="objectwithoutfill">
      <style:graphic-properties svg:stroke-width="0.102cm" draw:marker-start="Arrow" draw:marker-start-width="0.452cm" draw:marker-end="Arrow" draw:marker-end-width="0.452cm" draw:fill="none" draw:textarea-horizontal-align="center" draw:textarea-vertical-align="middle" fo:padding-top="0.175cm" fo:padding-bottom="0.175cm" fo:padding-left="0.3cm" fo:padding-right="0.3cm"/>
    </style:style>
    <style:style style:name="gr7" style:family="graphic" style:parent-style-name="standard">
      <style:graphic-properties svg:stroke-width="0.102cm" draw:marker-start-width="0.452cm" draw:marker-end-width="0.452cm" draw:fill="none"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3cm" svg:height="2cm" svg:x="0.8cm" svg:y="0.5cm">
          <text:p text:style-name="P1">PROGRAM</text:p>
          <text:p text:style-name="P1">SOURCE</text:p>
        </draw:rect>
        <draw:rect draw:style-name="gr1" draw:text-style-name="P1" draw:layer="layout" svg:width="5.3cm" svg:height="2cm" svg:x="0.8cm" svg:y="3cm">
          <text:p text:style-name="P1">HARDWARE</text:p>
          <text:p text:style-name="P1">DESCRIPTION</text:p>
        </draw:rect>
        <draw:rect draw:style-name="gr2" draw:text-style-name="P1" draw:layer="layout" svg:width="5.3cm" svg:height="2cm" svg:x="0.8cm" svg:y="5.5cm">
          <text:p text:style-name="P1">TRAFFIC</text:p>
          <text:p text:style-name="P1">DESCRIPTION</text:p>
        </draw:rect>
        <draw:rect draw:style-name="gr1" draw:text-style-name="P1" draw:layer="layout" svg:width="6.8cm" svg:height="1.5cm" svg:x="8.2cm" svg:y="0.5cm">
          <text:p text:style-name="P1">"INCLUDE" LIBRARY</text:p>
        </draw:rect>
        <draw:custom-shape draw:style-name="gr3" draw:text-style-name="P1" draw:layer="layout" svg:width="4cm" svg:height="1.5cm" svg:x="9.6cm" svg:y="3cm">
          <text:p text:style-name="P1">SM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cm" svg:height="2cm" svg:x="9.6cm" svg:y="5.5cm">
          <text:p text:style-name="P1">C++</text:p>
          <text:p text:style-name="P1">COMPI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cm" svg:height="1.5cm" svg:x="9.6cm" svg:y="8.5cm">
          <text:p text:style-name="P1">LINK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6.477cm" svg:y1="3.683cm" svg:x2="9.6cm" svg:y2="3.683cm">
          <text:p/>
        </draw:line>
        <draw:rect draw:style-name="gr1" draw:text-style-name="P1" draw:layer="layout" svg:width="5.3cm" svg:height="2cm" svg:x="15.332cm" svg:y="8.255cm">
          <text:p text:style-name="P1">SMURPH</text:p>
          <text:p text:style-name="P1">LIBRARY</text:p>
        </draw:rect>
        <draw:line draw:style-name="gr4" draw:text-style-name="P1" draw:layer="layout" svg:x1="15.332cm" svg:y1="9.271cm" svg:x2="13.6cm" svg:y2="9.271cm">
          <text:p/>
        </draw:line>
        <draw:line draw:style-name="gr4" draw:text-style-name="P1" draw:layer="layout" svg:x1="11.522cm" svg:y1="2cm" svg:x2="11.522cm" svg:y2="3cm">
          <text:p/>
        </draw:line>
        <draw:line draw:style-name="gr4" draw:text-style-name="P1" draw:layer="layout" svg:x1="11.522cm" svg:y1="4.5cm" svg:x2="11.522cm" svg:y2="5.5cm">
          <text:p/>
        </draw:line>
        <draw:line draw:style-name="gr4" draw:text-style-name="P1" draw:layer="layout" svg:x1="11.522cm" svg:y1="7.5cm" svg:x2="11.522cm" svg:y2="8.5cm">
          <text:p/>
        </draw:line>
        <draw:rect draw:style-name="gr1" draw:text-style-name="P1" draw:layer="layout" svg:width="5.3cm" svg:height="2cm" svg:x="0.8cm" svg:y="11cm">
          <text:p text:style-name="P1">INPUT DATA</text:p>
        </draw:rect>
        <draw:rect draw:style-name="gr1" draw:text-style-name="P1" draw:layer="layout" svg:width="5.3cm" svg:height="2cm" svg:x="8.982cm" svg:y="10.964cm">
          <text:p text:style-name="P1">EXECUTABLE</text:p>
          <text:p text:style-name="P1">PROGRAM</text:p>
        </draw:rect>
        <draw:rect draw:style-name="gr1" draw:text-style-name="P1" draw:layer="layout" svg:width="5.3cm" svg:height="2cm" svg:x="8.982cm" svg:y="12.964cm">
          <text:p text:style-name="P1">SIDE</text:p>
          <text:p text:style-name="P1">KERNEL</text:p>
        </draw:rect>
        <draw:custom-shape draw:style-name="gr5" draw:text-style-name="P1" draw:layer="layout" svg:width="6.096cm" svg:height="4.064cm" svg:x="8.374cm" svg:y="16.121cm">
          <text:p text:style-name="P1">TCP/I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4cm" svg:height="1.5cm" svg:x="16.731cm" svg:y="17.037cm">
          <text:p text:style-name="P1">DS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309cm" svg:height="3.429cm" svg:x="0.791cm" svg:y="16.321cm">
          <text:p text:style-name="P1">INTERFACE</text:p>
          <text:p text:style-name="P1">TO</text:p>
          <text:p text:style-name="P1">PHYSICAL</text:p>
          <text:p text:style-name="P1">SYSTE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1.522cm" svg:y1="10cm" svg:x2="11.522cm" svg:y2="10.964cm">
          <text:p/>
        </draw:line>
        <draw:line draw:style-name="gr6" draw:text-style-name="P1" draw:layer="layout" svg:x1="11.522cm" svg:y1="14.964cm" svg:x2="11.522cm" svg:y2="16.483cm">
          <text:p/>
        </draw:line>
        <draw:line draw:style-name="gr6" draw:text-style-name="P1" draw:layer="layout" svg:x1="16.731cm" svg:y1="17.753cm" svg:x2="14.47cm" svg:y2="17.753cm">
          <text:p/>
        </draw:line>
        <draw:line draw:style-name="gr6" draw:text-style-name="P1" draw:layer="layout" svg:x1="8.374cm" svg:y1="18.134cm" svg:x2="6.113cm" svg:y2="18.134cm">
          <text:p/>
        </draw:line>
        <draw:line draw:style-name="gr4" draw:text-style-name="P1" draw:layer="layout" svg:x1="6.1cm" svg:y1="11.984cm" svg:x2="8.982cm" svg:y2="11.984cm">
          <text:p/>
        </draw:line>
        <draw:rect draw:style-name="gr7" draw:text-style-name="P1" draw:layer="layout" svg:width="5.969cm" svg:height="7.774cm" svg:x="0.508cm" svg:y="0.1cm">
          <text:p/>
        </draw:rect>
        <draw:frame draw:style-name="gr8" draw:text-style-name="P1" draw:layer="layout" svg:width="4.596cm" svg:height="1.675cm" svg:x="1.146cm" svg:y="8.104cm">
          <draw:text-box>
            <text:p text:style-name="P1">PROGRAM IN</text:p>
            <text:p text:style-name="P1">SMURPH</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42M36S</meta:editing-duration>
    <meta:editing-cycles>7</meta:editing-cycles>
    <meta:generator>OpenOffice/4.1.3$Win32 OpenOffice.org_project/413m1$Build-9783</meta:generator>
    <dc:date>2017-10-26T12:17:08.59</dc:date>
    <dc:creator>Pawel Gburzynski</dc:creator>
    <meta:document-statistic meta:object-count="26"/>
  </office:meta>
</office:document-meta>
</file>